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Bitstream Vera Sans Mono" svg:font-family="'Bitstream Vera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108cm" fo:min-width="2.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109cm" fo:min-width="2.065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5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13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1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01cm" fo:min-width="0.00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01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08cm" fo:min-width="2.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09cm" fo:min-width="2.065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2.135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3.202cm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889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cm" fo:min-width="1.001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cm" fo:min-width="0.666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ff" draw:marker-start-width="0.252cm" draw:marker-end-width="0.252cm" draw:fill-color="#0000ff" draw:textarea-vertical-align="middle" draw:auto-grow-height="false" fo:min-height="1.15cm" fo:min-width="1.001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ff" draw:marker-start-width="0.252cm" draw:marker-end-width="0.252cm" draw:fill-color="#0000ff" draw:textarea-vertical-align="middle" draw:auto-grow-height="false" fo:min-height="0.389cm" fo:min-width="0.129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6cm"/>
    </style:style>
    <style:style style:name="gr20" style:family="graphic" style:parent-style-name="standard">
      <style:graphic-properties svg:stroke-width="0.035cm" svg:stroke-color="#ff3333" draw:marker-start-width="0.252cm" draw:marker-end-width="0.252cm" draw:fill-color="#ff3333" draw:textarea-vertical-align="middle" draw:auto-grow-height="false" fo:min-height="1.15cm" fo:min-width="1.001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3333" draw:marker-start-width="0.252cm" draw:marker-end-width="0.252cm" draw:fill-color="#ff3333" draw:textarea-vertical-align="middle" draw:auto-grow-height="false" fo:min-height="0.389cm" fo:min-width="0.129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5cm" draw:shadow="hidden" draw:shadow-offset-x="0.035cm" draw:shadow-offset-y="0cm" draw:shadow-color="#000000" draw:shadow-opacity="100%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5cm" draw:shadow="hidden" draw:shadow-offset-x="0.035cm" draw:shadow-offset-y="0cm" draw:shadow-color="#000000"/>
    </style:style>
    <style:style style:name="gr2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2.135cm" draw:shadow="hidden" draw:shadow-offset-x="0.035cm" draw:shadow-offset-y="0cm" draw:shadow-color="#000000"/>
    </style:style>
    <style:style style:name="gr2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3.202cm" draw:shadow="hidden" draw:shadow-offset-x="0.035cm" draw:shadow-offset-y="0cm" draw:shadow-color="#000000"/>
    </style:style>
    <style:style style:name="gr2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889cm" draw:shadow="hidden" draw:shadow-offset-x="0.035cm" draw:shadow-offset-y="0cm" draw:shadow-color="#000000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00" draw:textarea-vertical-align="middle" draw:auto-grow-height="false" fo:min-height="1.15cm" fo:min-width="1.001cm" fo:padding-top="0.142cm" fo:padding-bottom="0.142cm" fo:padding-left="0.267cm" fo:padding-right="0.267cm" draw:shadow="hidden" draw:shadow-offset-x="0.035cm" draw:shadow-offset-y="0cm" draw:shadow-color="#000000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00" draw:textarea-vertical-align="middle" draw:auto-grow-height="false" fo:min-height="0.389cm" fo:min-width="0.129cm" fo:padding-top="0.142cm" fo:padding-bottom="0.142cm" fo:padding-left="0.267cm" fo:padding-right="0.267cm" draw:shadow="hidden" draw:shadow-offset-x="0.035cm" draw:shadow-offset-y="0cm" draw:shadow-color="#000000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074cm" fo:min-width="2.76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075cm" fo:min-width="2.031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9900" draw:marker-start-width="0.252cm" draw:marker-end-width="0.252cm" draw:fill-color="#009900" draw:textarea-vertical-align="middle" draw:auto-grow-height="false" fo:min-height="1.15cm" fo:min-width="1.001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9900" draw:marker-start-width="0.252cm" draw:marker-end-width="0.252cm" draw:fill-color="#009900" draw:textarea-vertical-align="middle" draw:auto-grow-height="false" fo:min-height="0.389cm" fo:min-width="0.129cm" fo:padding-top="0.142cm" fo:padding-bottom="0.142cm" fo:padding-left="0.267cm" fo:padding-right="0.267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start"/>
      <style:text-properties style:font-relief="engraved"/>
    </style:style>
    <style:style style:name="P3" style:family="paragraph">
      <loext:graphic-properties draw:fill="none" draw:fill-color="#ffffff"/>
      <style:paragraph-properties fo:text-align="start"/>
      <style:text-properties fo:color="#0000ff" style:font-name="Bitstream Vera Sans Mono2" fo:font-size="22pt" fo:font-weight="bold" style:font-size-asian="22pt" style:font-weight-asian="bold" style:font-size-complex="22pt" style:font-weight-complex="bold" style:font-relief="engrave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end"/>
      <style:text-properties style:text-outline="false" fo:text-shadow="none" fo:background-color="transparent" style:font-weight-complex="600" style:font-relief="engraved"/>
    </style:style>
    <style:style style:name="P6" style:family="paragraph">
      <loext:graphic-properties draw:fill="none" draw:fill-color="#ffffff"/>
      <style:paragraph-properties fo:text-align="end"/>
      <style:text-properties fo:color="#0000ff" style:text-outline="false" style:font-name="Bitstream Vera Sans Mono2" fo:font-size="22pt" fo:text-shadow="none" fo:font-weight="bold" fo:background-color="transparent" style:font-size-asian="22pt" style:font-weight-asian="bold" style:font-size-complex="22pt" style:font-weight-complex="600" style:font-relief="engraved"/>
    </style:style>
    <style:style style:name="P7" style:family="paragraph">
      <style:paragraph-properties fo:text-align="end"/>
      <style:text-properties style:font-relief="engraved"/>
    </style:style>
    <style:style style:name="P8" style:family="paragraph">
      <loext:graphic-properties draw:fill="none" draw:fill-color="#ffffff"/>
      <style:paragraph-properties fo:text-align="end"/>
      <style:text-properties fo:color="#0000ff" style:font-name="Bitstream Vera Sans Mono2" fo:font-size="22pt" fo:font-weight="bold" style:font-size-asian="22pt" style:font-weight-asian="bold" style:font-size-complex="22pt" style:font-weight-complex="bold" style:font-relief="engraved"/>
    </style:style>
    <style:style style:name="P9" style:family="paragraph">
      <style:paragraph-properties fo:margin-top="0.1cm" fo:margin-bottom="0cm" fo:text-align="center"/>
    </style:style>
    <style:style style:name="P10" style:family="paragraph">
      <loext:graphic-properties draw:fill="none" draw:fill-color="#ffffff"/>
      <style:paragraph-properties fo:margin-top="0.1cm" fo:margin-bottom="0cm" fo:text-align="center"/>
      <style:text-properties fo:color="#000000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00000" fo:font-size="18pt" fo:font-weight="bold" style:font-weight-asian="bold" style:font-weight-complex="bold"/>
    </style:style>
    <style:style style:name="P15" style:family="paragraph">
      <loext:graphic-properties draw:fill-color="#cccccc"/>
      <style:paragraph-properties fo:text-align="center"/>
      <style:text-properties style:font-relief="engraved"/>
    </style:style>
    <style:style style:name="P16" style:family="paragraph">
      <style:paragraph-properties fo:text-align="center"/>
      <style:text-properties style:font-relief="none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18pt" fo:font-weight="bold" style:font-weight-asian="bold" style:font-weight-complex="bold" style:font-relief="none"/>
    </style:style>
    <style:style style:name="P18" style:family="paragraph">
      <loext:graphic-properties draw:fill-color="#0000ff"/>
      <style:paragraph-properties fo:text-align="center"/>
    </style:style>
    <style:style style:name="P19" style:family="paragraph">
      <loext:graphic-properties draw:fill="none" draw:fill-color="#ffffff"/>
      <style:paragraph-properties fo:text-align="start"/>
      <style:text-properties fo:color="#ff3333" style:font-name="Bitstream Vera Sans Mono2" fo:font-size="22pt" fo:font-weight="bold" style:font-size-asian="22pt" style:font-weight-asian="bold" style:font-size-complex="22pt" style:font-weight-complex="bold" style:font-relief="engraved"/>
    </style:style>
    <style:style style:name="P20" style:family="paragraph">
      <loext:graphic-properties draw:fill="none" draw:fill-color="#ffffff"/>
      <style:paragraph-properties fo:text-align="end"/>
      <style:text-properties fo:color="#ff3333" style:font-name="Bitstream Vera Sans Mono2" fo:font-size="22pt" fo:font-weight="bold" style:font-size-asian="22pt" style:font-weight-asian="bold" style:font-size-complex="22pt" style:font-weight-complex="bold" style:font-relief="engraved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color="#ff3333" style:font-name="Bitstream Vera Sans Mono2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ff3333" style:font-name="Bitstream Vera Sans Mono2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-color="#ff3333"/>
      <style:paragraph-properties fo:text-align="center"/>
    </style:style>
    <style:style style:name="P26" style:family="paragraph">
      <loext:graphic-properties draw:fill="none" draw:fill-color="#ffffff"/>
      <style:paragraph-properties fo:text-align="start"/>
      <style:text-properties fo:color="#ffff00" style:font-name="Bitstream Vera Sans Mono2" fo:font-size="22pt" fo:text-shadow="1pt 1pt" fo:font-weight="bold" style:font-size-asian="22pt" style:font-weight-asian="bold" style:font-size-complex="22pt" style:font-weight-complex="bold" style:font-relief="engraved"/>
    </style:style>
    <style:style style:name="P27" style:family="paragraph">
      <loext:graphic-properties draw:fill="none" draw:fill-color="#ffffff"/>
      <style:paragraph-properties fo:text-align="end"/>
      <style:text-properties fo:color="#ffff00" style:font-name="Bitstream Vera Sans Mono2" fo:font-size="22pt" fo:font-weight="bold" style:font-size-asian="22pt" style:font-weight-asian="bold" style:font-size-complex="22pt" style:font-weight-complex="bold" style:font-relief="engraved"/>
    </style:style>
    <style:style style:name="P28" style:family="paragraph">
      <loext:graphic-properties draw:fill="none" draw:fill-color="#ffffff"/>
      <style:paragraph-properties fo:text-align="start"/>
      <style:text-properties fo:color="#ffff00" style:font-name="Bitstream Vera Sans Mono2" fo:font-size="22pt" fo:font-weight="bold" style:font-size-asian="22pt" style:font-weight-asian="bold" style:font-size-complex="22pt" style:font-weight-complex="bold" style:font-relief="engraved"/>
    </style:style>
    <style:style style:name="P29" style:family="paragraph">
      <loext:graphic-properties draw:fill-color="#ffff00"/>
      <style:paragraph-properties fo:text-align="center"/>
    </style:style>
    <style:style style:name="P30" style:family="paragraph">
      <loext:graphic-properties draw:fill="none" draw:fill-color="#ffffff"/>
      <style:paragraph-properties fo:text-align="start"/>
      <style:text-properties fo:color="#009900" style:font-name="Bitstream Vera Sans Mono2" fo:font-size="22pt" fo:font-weight="bold" style:font-size-asian="22pt" style:font-weight-asian="bold" style:font-size-complex="22pt" style:font-weight-complex="bold" style:font-relief="engraved"/>
    </style:style>
    <style:style style:name="P31" style:family="paragraph">
      <loext:graphic-properties draw:fill="none" draw:fill-color="#ffffff"/>
      <style:paragraph-properties fo:text-align="end"/>
      <style:text-properties fo:color="#009900" style:font-name="Bitstream Vera Sans Mono2" fo:font-size="22pt" fo:font-weight="bold" style:font-size-asian="22pt" style:font-weight-asian="bold" style:font-size-complex="22pt" style:font-weight-complex="bold" style:font-relief="engraved"/>
    </style:style>
    <style:style style:name="P32" style:family="paragraph">
      <style:paragraph-properties fo:text-align="start"/>
      <style:text-properties fo:font-size="22pt" style:font-relief="engraved"/>
    </style:style>
    <style:style style:name="P33" style:family="paragraph">
      <style:paragraph-properties fo:text-align="end"/>
      <style:text-properties fo:font-size="22pt" style:font-relief="engraved"/>
    </style:style>
    <style:style style:name="P34" style:family="paragraph">
      <style:paragraph-properties fo:text-align="center"/>
      <style:text-properties fo:font-size="18pt"/>
    </style:style>
    <style:style style:name="P35" style:family="paragraph">
      <loext:graphic-properties draw:fill-color="#009900"/>
      <style:paragraph-properties fo:text-align="center"/>
    </style:style>
    <style:style style:name="T1" style:family="text">
      <style:text-properties fo:color="#0000ff" style:font-name="Bitstream Vera Sans Mono2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style:text-outline="false" style:font-name="Bitstream Vera Sans Mono2" fo:font-size="26pt" fo:font-weight="bold" fo:background-color="transparent" style:font-size-asian="26pt" style:font-weight-asian="bold" style:font-size-complex="26pt" style:font-weight-complex="600"/>
    </style:style>
    <style:style style:name="T3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ff" style:font-name="Bitstream Vera Sans Mono2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ff" style:font-name="Bitstream Vera Sans Mono2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3333" style:font-name="Bitstream Vera Sans Mono2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3333" style:font-name="Bitstream Vera Sans Mono2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3333" style:font-name="Bitstream Vera Sans Mono2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00" style:font-name="Bitstream Vera Sans Mono2" fo:font-size="26pt" fo:text-shadow="1pt 1pt" fo:font-weight="bold" style:font-size-asian="26pt" style:font-weight-asian="bold" style:font-size-complex="26pt" style:font-weight-complex="bold"/>
    </style:style>
    <style:style style:name="T11" style:family="text">
      <style:text-properties fo:color="#ffff00" style:font-name="Bitstream Vera Sans Mono2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00" style:font-name="Bitstream Vera Sans Mono2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00" style:font-name="Bitstream Vera Sans Mono2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9900" style:font-name="Bitstream Vera Sans Mono2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9900" style:font-name="Bitstream Vera Sans Mono2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9900" style:font-name="Bitstream Vera Sans Mono2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05cm" svg:y="0.6cm">
          <draw:text-box>
            <text:p text:style-name="P2"><text:span text:style-name="T1">1</text:span></text:p>
          </draw:text-box>
        </draw:frame>
        <draw:custom-shape draw:style-name="gr4" draw:text-style-name="P4" draw:layer="layout" svg:width="0.6cm" svg:height="0.6cm" svg:x="3.18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5cm" svg:height="1.5cm" svg:x="4.805cm" svg:y="0.6cm">
          <draw:text-box>
            <text:p text:style-name="P5"><text:span text:style-name="T2">1</text:span></text:p>
          </draw:text-box>
        </draw:frame>
        <draw:frame draw:style-name="gr3" draw:text-style-name="P8" draw:layer="layout" svg:width="1.5cm" svg:height="1.5cm" draw:transform="rotate (-3.13391320488102) translate (2.111cm 8.894cm)">
          <draw:text-box>
            <text:p text:style-name="P7"><text:span text:style-name="T1">1</text:span></text:p>
          </draw:text-box>
        </draw:frame>
        <draw:frame draw:style-name="gr3" draw:text-style-name="P3" draw:layer="layout" svg:width="1.5cm" svg:height="1.5cm" draw:transform="rotate (-3.13391320488102) translate (6.311cm 8.894cm)">
          <draw:text-box>
            <text:p text:style-name="P2"><text:span text:style-name="T1">1</text:span></text:p>
          </draw:text-box>
        </draw:frame>
        <draw:frame draw:style-name="gr3" draw:text-style-name="P10" draw:layer="layout" svg:width="5.7cm" svg:height="1.5cm" svg:x="0.6cm" svg:y="1.4cm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3" draw:text-style-name="P10" draw:layer="layout" svg:width="5.7cm" svg:height="1.5cm" draw:transform="rotate (3.12972441467623) translate (6.291cm 8.134cm)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5" draw:text-style-name="P12" draw:layer="layout" svg:width="1.2cm" svg:height="0.963cm" svg:x="2.88cm" svg:y="1.8cm">
          <draw:text-box>
            <text:p text:style-name="P11"><text:span text:style-name="T4">OU</text:span></text:p>
          </draw:text-box>
        </draw:frame>
        <draw:frame draw:style-name="gr6" draw:text-style-name="P12" draw:layer="layout" svg:width="1.192cm" svg:height="0.966cm" draw:transform="rotate (3.13408773780622) translate (4.062cm 7.725cm)">
          <draw:text-box>
            <text:p text:style-name="P11"><text:span text:style-name="T4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2</text:span></text:p>
          </draw:text-box>
        </draw:frame>
        <draw:frame draw:style-name="gr3" draw:text-style-name="P8" draw:layer="layout" svg:width="1.5cm" svg:height="1.5cm" svg:x="4.8cm" svg:y="0.6cm">
          <draw:text-box>
            <text:p text:style-name="P7"><text:span text:style-name="T1">2</text:span></text:p>
          </draw:text-box>
        </draw:frame>
        <draw:frame draw:style-name="gr3" draw:text-style-name="P8" draw:layer="layout" svg:width="1.5cm" svg:height="1.5cm" draw:transform="rotate (-3.13391320488102) translate (2.106cm 8.894cm)">
          <draw:text-box>
            <text:p text:style-name="P7"><text:span text:style-name="T1">2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2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3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1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3</text:span></text:p>
          </draw:text-box>
        </draw:frame>
        <draw:frame draw:style-name="gr3" draw:text-style-name="P8" draw:layer="layout" svg:width="1.5cm" svg:height="1.5cm" svg:x="4.8cm" svg:y="0.6cm">
          <draw:text-box>
            <text:p text:style-name="P7"><text:span text:style-name="T1">3</text:span></text:p>
          </draw:text-box>
        </draw:frame>
        <draw:frame draw:style-name="gr3" draw:text-style-name="P8" draw:layer="layout" svg:width="1.5cm" svg:height="1.5cm" draw:transform="rotate (-3.13391320488102) translate (2.106cm 8.894cm)">
          <draw:text-box>
            <text:p text:style-name="P7"><text:span text:style-name="T1">3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3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</draw:page>
      <draw:page draw:name="page4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" draw:layer="layout" svg:width="2cm" svg:height="2.385cm" svg:x="0.6cm" svg:y="0.6cm">
          <draw:text-box>
            <text:p text:style-name="P2"><text:span text:style-name="T1">-</text:span><text:span text:style-name="T1">4</text:span></text:p>
          </draw:text-box>
        </draw:frame>
        <draw:frame draw:style-name="gr3" draw:text-style-name="P8" draw:layer="layout" svg:width="2.5cm" svg:height="1.5cm" svg:x="3.8cm" svg:y="0.6cm">
          <draw:text-box>
            <text:p text:style-name="P7"><text:span text:style-name="T1">-</text:span><text:span text:style-name="T1">4</text:span></text:p>
          </draw:text-box>
        </draw:frame>
        <draw:frame draw:style-name="gr11" draw:text-style-name="P8" draw:layer="layout" svg:width="2.503cm" svg:height="2.385cm" draw:transform="rotate (-3.13391320488102) translate (3.109cm 8.886cm)">
          <draw:text-box>
            <text:p text:style-name="P7"><text:span text:style-name="T1">-</text:span><text:span text:style-name="T1">4</text:span></text:p>
          </draw:text-box>
        </draw:frame>
        <draw:frame draw:style-name="gr11" draw:text-style-name="P3" draw:layer="layout" svg:width="2.497cm" svg:height="2.385cm" draw:transform="rotate (-3.13391320488102) translate (6.306cm 8.894cm)">
          <draw:text-box>
            <text:p text:style-name="P2"><text:span text:style-name="T1">-</text:span><text:span text:style-name="T1">4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REC</text:span><text:span text:style-name="T3">UL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REC</text:span><text:span text:style-name="T3">ULE</text:span><text:span text:style-name="T3">R</text:span></text:p>
          </draw:text-box>
        </draw:frame>
        <draw:custom-shape draw:style-name="gr12" draw:text-style-name="P1" draw:layer="layout" svg:width="0.6cm" svg:height="0.6cm" svg:x="2.484cm" svg:y="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3.884cm" svg:y="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5</text:span></text:p>
          </draw:text-box>
        </draw:frame>
        <draw:frame draw:style-name="gr3" draw:text-style-name="P8" draw:layer="layout" svg:width="1.5cm" svg:height="1.5cm" svg:x="4.8cm" svg:y="0.6cm">
          <draw:text-box>
            <text:p text:style-name="P7"><text:span text:style-name="T1">5</text:span></text:p>
          </draw:text-box>
        </draw:frame>
        <draw:frame draw:style-name="gr3" draw:text-style-name="P8" draw:layer="layout" svg:width="1.5cm" svg:height="1.5cm" draw:transform="rotate (-3.13391320488102) translate (2.106cm 8.894cm)">
          <draw:text-box>
            <text:p text:style-name="P7"><text:span text:style-name="T1">5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5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3" draw:layer="layout" svg:width="1.5cm" svg:height="1.5cm" svg:x="0.6cm" svg:y="0.6cm">
          <draw:text-box>
            <text:p text:style-name="P2"><text:span text:style-name="T1">6</text:span></text:p>
          </draw:text-box>
        </draw:frame>
        <draw:frame draw:style-name="gr3" draw:text-style-name="P8" draw:layer="layout" svg:width="1.5cm" svg:height="1.5cm" svg:x="4.8cm" svg:y="0.6cm">
          <draw:text-box>
            <text:p text:style-name="P7"><text:span text:style-name="T1">6</text:span></text:p>
          </draw:text-box>
        </draw:frame>
        <draw:frame draw:style-name="gr3" draw:text-style-name="P8" draw:layer="layout" svg:width="1.5cm" svg:height="1.5cm" draw:transform="rotate (-3.13391320488102) translate (2.106cm 8.894cm)">
          <draw:text-box>
            <text:p text:style-name="P7"><text:span text:style-name="T1">6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6</text:span></text:p>
          </draw:text-box>
        </draw:frame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3" draw:text-style-name="P3" draw:layer="layout" svg:width="2.4cm" svg:height="3.452cm" svg:x="0.6cm" svg:y="0.6cm">
          <draw:text-box>
            <text:p text:style-name="P2"><text:span text:style-name="T1">7</text:span><text:span text:style-name="T5">x</text:span><text:span text:style-name="T6">1</text:span></text:p>
          </draw:text-box>
        </draw:frame>
        <draw:frame draw:style-name="gr14" draw:text-style-name="P8" draw:layer="layout" svg:width="2.3cm" svg:height="2.139cm" svg:x="4cm" svg:y="0.6cm">
          <draw:text-box>
            <text:p text:style-name="P7"><text:span text:style-name="T1">7</text:span><text:span text:style-name="T5">x</text:span><text:span text:style-name="T6">1</text:span></text:p>
          </draw:text-box>
        </draw:frame>
        <draw:frame draw:style-name="gr14" draw:text-style-name="P8" draw:layer="layout" svg:width="3.202cm" svg:height="2.139cm" draw:transform="rotate (-3.13391320488102) translate (3.808cm 8.881cm)">
          <draw:text-box>
            <text:p text:style-name="P7"><text:span text:style-name="T1">7</text:span><text:span text:style-name="T5">x</text:span><text:span text:style-name="T6">1</text:span></text:p>
          </draw:text-box>
        </draw:frame>
        <draw:frame draw:style-name="gr14" draw:text-style-name="P3" draw:layer="layout" svg:width="2.398cm" svg:height="2.139cm" draw:transform="rotate (-3.13391320488102) translate (6.306cm 8.894cm)">
          <draw:text-box>
            <text:p text:style-name="P2"><text:span text:style-name="T1">7</text:span><text:span text:style-name="T5">x</text:span><text:span text:style-name="T6">1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8</text:span></text:p>
          </draw:text-box>
        </draw:frame>
        <draw:frame draw:style-name="gr3" draw:text-style-name="P8" draw:layer="layout" svg:width="1.5cm" svg:height="1.5cm" svg:x="4.8cm" svg:y="0.6cm">
          <draw:text-box>
            <text:p text:style-name="P7"><text:span text:style-name="T1">8</text:span></text:p>
          </draw:text-box>
        </draw:frame>
        <draw:frame draw:style-name="gr3" draw:text-style-name="P8" draw:layer="layout" svg:width="1.5cm" svg:height="1.5cm" draw:transform="rotate (-3.13391320488102) translate (2.106cm 8.894cm)">
          <draw:text-box>
            <text:p text:style-name="P7"><text:span text:style-name="T1">8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8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Standard">
        <draw:g>
          <draw:custom-shape draw:style-name="gr1" draw:text-style-name="P15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5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5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9</text:span></text:p>
          </draw:text-box>
        </draw:frame>
        <draw:frame draw:style-name="gr3" draw:text-style-name="P8" draw:layer="layout" svg:width="1.5cm" svg:height="1.5cm" svg:x="4.8cm" svg:y="0.6cm">
          <draw:text-box>
            <text:p text:style-name="P7"><text:span text:style-name="T1">9</text:span></text:p>
          </draw:text-box>
        </draw:frame>
        <draw:frame draw:style-name="gr3" draw:text-style-name="P8" draw:layer="layout" svg:width="1.5cm" svg:height="1.5cm" draw:transform="rotate (-3.13391320488102) translate (2.106cm 8.894cm)">
          <draw:text-box>
            <text:p text:style-name="P7"><text:span text:style-name="T1">9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9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VA</text:span><text:span text:style-name="T3">NC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" draw:layer="layout" svg:width="1.9cm" svg:height="2.385cm" svg:x="0.6cm" svg:y="0.6cm">
          <draw:text-box>
            <text:p text:style-name="P2"><text:span text:style-name="T1">1</text:span><text:span text:style-name="T1">0</text:span></text:p>
          </draw:text-box>
        </draw:frame>
        <draw:frame draw:style-name="gr11" draw:text-style-name="P8" draw:layer="layout" svg:width="2cm" svg:height="2.385cm" svg:x="4.3cm" svg:y="0.6cm">
          <draw:text-box>
            <text:p text:style-name="P7"><text:span text:style-name="T1">1</text:span><text:span text:style-name="T1">0</text:span></text:p>
          </draw:text-box>
        </draw:frame>
        <draw:frame draw:style-name="gr11" draw:text-style-name="P8" draw:layer="layout" svg:width="2.102cm" svg:height="2.385cm" draw:transform="rotate (-3.13391320488102) translate (2.708cm 8.889cm)">
          <draw:text-box>
            <text:p text:style-name="P7"><text:span text:style-name="T1">1</text:span><text:span text:style-name="T1">0</text:span></text:p>
          </draw:text-box>
        </draw:frame>
        <draw:frame draw:style-name="gr11" draw:text-style-name="P3" draw:layer="layout" svg:width="2.297cm" svg:height="2.385cm" draw:transform="rotate (-3.13391320488102) translate (6.306cm 8.894cm)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10" draw:layer="layout" svg:width="5.7cm" svg:height="1.5cm" svg:x="0.6cm" svg:y="1.4cm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3" draw:text-style-name="P10" draw:layer="layout" svg:width="5.7cm" svg:height="1.5cm" draw:transform="rotate (3.12972441467623) translate (6.291cm 8.134cm)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5" draw:text-style-name="P12" draw:layer="layout" svg:width="1.2cm" svg:height="0.963cm" svg:x="2.88cm" svg:y="1.8cm">
          <draw:text-box>
            <text:p text:style-name="P11"><text:span text:style-name="T4">OU</text:span></text:p>
          </draw:text-box>
        </draw:frame>
        <draw:frame draw:style-name="gr6" draw:text-style-name="P12" draw:layer="layout" svg:width="1.192cm" svg:height="0.966cm" draw:transform="rotate (3.13408773780622) translate (4.062cm 7.725cm)">
          <draw:text-box>
            <text:p text:style-name="P11"><text:span text:style-name="T4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6cm" svg:height="0.6cm" svg:x="3.181cm" svg:y="3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1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5.7cm" svg:height="1.5cm" svg:x="0.6cm" svg:y="2.1cm">
          <draw:text-box>
            <text:p text:style-name="P11"><text:span text:style-name="T3">PER</text:span><text:span text:style-name="T3">MUT</text:span><text:span text:style-name="T3">ER</text:span></text:p>
          </draw:text-box>
        </draw:frame>
        <draw:frame draw:style-name="gr3" draw:text-style-name="P14" draw:layer="layout" svg:width="5.7cm" svg:height="1.5cm" draw:transform="rotate (3.12972441467623) translate (6.291cm 7.434cm)">
          <draw:text-box>
            <text:p text:style-name="P11"><text:span text:style-name="T3">PER</text:span><text:span text:style-name="T3">MUT</text:span><text:span text:style-name="T3">E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7" draw:text-style-name="P18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8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8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8" draw:layer="layout" svg:width="0.628cm" svg:height="0.638cm" draw:transform="rotate (0.0176278254451427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8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8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1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" draw:layer="layout" svg:width="2.2cm" svg:height="2.385cm" svg:x="0.6cm" svg:y="0.6cm">
          <draw:text-box>
            <text:p text:style-name="P2"><text:span text:style-name="T1">1</text:span><text:span text:style-name="T1">2</text:span></text:p>
          </draw:text-box>
        </draw:frame>
        <draw:frame draw:style-name="gr11" draw:text-style-name="P8" draw:layer="layout" svg:width="2cm" svg:height="2.385cm" svg:x="4.3cm" svg:y="0.6cm">
          <draw:text-box>
            <text:p text:style-name="P7"><text:span text:style-name="T1">1</text:span><text:span text:style-name="T1">2</text:span></text:p>
          </draw:text-box>
        </draw:frame>
        <draw:frame draw:style-name="gr11" draw:text-style-name="P8" draw:layer="layout" svg:width="2.102cm" svg:height="2.385cm" draw:transform="rotate (-3.13391320488102) translate (2.708cm 8.889cm)">
          <draw:text-box>
            <text:p text:style-name="P7"><text:span text:style-name="T1">1</text:span><text:span text:style-name="T1">2</text:span></text:p>
          </draw:text-box>
        </draw:frame>
        <draw:frame draw:style-name="gr11" draw:text-style-name="P3" draw:layer="layout" svg:width="2.097cm" svg:height="2.385cm" draw:transform="rotate (-3.13391320488102) translate (6.306cm 8.894cm)">
          <draw:text-box>
            <text:p text:style-name="P2"><text:span text:style-name="T1">1</text:span><text:span text:style-name="T1">2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9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9cm" svg:y="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9cm" svg:y="5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9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9" draw:layer="layout" svg:width="1.5cm" svg:height="1.5cm" svg:x="0.6cm" svg:y="0.6cm">
          <draw:text-box>
            <text:p text:style-name="P2"><text:span text:style-name="T7">1</text:span></text:p>
          </draw:text-box>
        </draw:frame>
        <draw:frame draw:style-name="gr3" draw:text-style-name="P20" draw:layer="layout" svg:width="1.5cm" svg:height="1.5cm" svg:x="4.8cm" svg:y="0.6cm">
          <draw:text-box>
            <text:p text:style-name="P7"><text:span text:style-name="T7">1</text:span></text:p>
          </draw:text-box>
        </draw:frame>
        <draw:frame draw:style-name="gr3" draw:text-style-name="P20" draw:layer="layout" svg:width="1.5cm" svg:height="1.5cm" draw:transform="rotate (-3.13391320488102) translate (2.106cm 8.894cm)">
          <draw:text-box>
            <text:p text:style-name="P7"><text:span text:style-name="T7">1</text:span></text:p>
          </draw:text-box>
        </draw:frame>
        <draw:frame draw:style-name="gr3" draw:text-style-name="P19" draw:layer="layout" svg:width="1.5cm" svg:height="1.5cm" draw:transform="rotate (-3.13391320488102) translate (6.306cm 8.894cm)">
          <draw:text-box>
            <text:p text:style-name="P2"><text:span text:style-name="T7">1</text:span></text:p>
          </draw:text-box>
        </draw:frame>
        <draw:frame draw:style-name="gr3" draw:text-style-name="P10" draw:layer="layout" svg:width="5.7cm" svg:height="1.5cm" svg:x="0.6cm" svg:y="1.4cm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19" draw:text-style-name="P10" draw:layer="layout" svg:width="5.697cm" svg:height="1.51cm" draw:transform="rotate (3.13146974392823) translate (6.288cm 8.134cm)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5" draw:text-style-name="P12" draw:layer="layout" svg:width="1.2cm" svg:height="0.963cm" svg:x="2.88cm" svg:y="1.8cm">
          <draw:text-box>
            <text:p text:style-name="P11"><text:span text:style-name="T4">OU</text:span></text:p>
          </draw:text-box>
        </draw:frame>
        <draw:frame draw:style-name="gr6" draw:text-style-name="P12" draw:layer="layout" svg:width="1.192cm" svg:height="0.966cm" draw:transform="rotate (3.13408773780622) translate (4.062cm 7.725cm)">
          <draw:text-box>
            <text:p text:style-name="P11"><text:span text:style-name="T4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9" draw:layer="layout" svg:width="1.5cm" svg:height="1.5cm" svg:x="0.6cm" svg:y="0.6cm">
          <draw:text-box>
            <text:p text:style-name="P2"><text:span text:style-name="T7">2</text:span></text:p>
          </draw:text-box>
        </draw:frame>
        <draw:frame draw:style-name="gr3" draw:text-style-name="P20" draw:layer="layout" svg:width="1.5cm" svg:height="1.5cm" svg:x="4.8cm" svg:y="0.6cm">
          <draw:text-box>
            <text:p text:style-name="P7"><text:span text:style-name="T7">2</text:span></text:p>
          </draw:text-box>
        </draw:frame>
        <draw:frame draw:style-name="gr3" draw:text-style-name="P20" draw:layer="layout" svg:width="1.5cm" svg:height="1.5cm" draw:transform="rotate (-3.13391320488102) translate (2.106cm 8.894cm)">
          <draw:text-box>
            <text:p text:style-name="P7"><text:span text:style-name="T7">2</text:span></text:p>
          </draw:text-box>
        </draw:frame>
        <draw:frame draw:style-name="gr3" draw:text-style-name="P19" draw:layer="layout" svg:width="1.5cm" svg:height="1.5cm" draw:transform="rotate (-3.13391320488102) translate (6.306cm 8.894cm)">
          <draw:text-box>
            <text:p text:style-name="P2"><text:span text:style-name="T7">2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9" draw:layer="layout" svg:width="1.5cm" svg:height="1.5cm" svg:x="0.6cm" svg:y="0.6cm">
          <draw:text-box>
            <text:p text:style-name="P2"><text:span text:style-name="T7">3</text:span></text:p>
          </draw:text-box>
        </draw:frame>
        <draw:frame draw:style-name="gr3" draw:text-style-name="P20" draw:layer="layout" svg:width="1.5cm" svg:height="1.5cm" svg:x="4.8cm" svg:y="0.6cm">
          <draw:text-box>
            <text:p text:style-name="P7"><text:span text:style-name="T7">3</text:span></text:p>
          </draw:text-box>
        </draw:frame>
        <draw:frame draw:style-name="gr3" draw:text-style-name="P20" draw:layer="layout" svg:width="1.5cm" svg:height="1.5cm" draw:transform="rotate (-3.13391320488102) translate (2.106cm 8.894cm)">
          <draw:text-box>
            <text:p text:style-name="P7"><text:span text:style-name="T7">3</text:span></text:p>
          </draw:text-box>
        </draw:frame>
        <draw:frame draw:style-name="gr3" draw:text-style-name="P19" draw:layer="layout" svg:width="1.5cm" svg:height="1.5cm" draw:transform="rotate (-3.13391320488102) translate (6.306cm 8.894cm)">
          <draw:text-box>
            <text:p text:style-name="P2"><text:span text:style-name="T7">3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22" draw:layer="layout" svg:width="2cm" svg:height="2.385cm" svg:x="0.6cm" svg:y="0.6cm">
          <draw:text-box>
            <text:p text:style-name="P21"><text:span text:style-name="T7">-</text:span><text:span text:style-name="T7">4</text:span></text:p>
          </draw:text-box>
        </draw:frame>
        <draw:frame draw:style-name="gr3" draw:text-style-name="P24" draw:layer="layout" svg:width="2.5cm" svg:height="1.5cm" svg:x="3.8cm" svg:y="0.6cm">
          <draw:text-box>
            <text:p text:style-name="P23"><text:span text:style-name="T7">-</text:span><text:span text:style-name="T7">4</text:span></text:p>
          </draw:text-box>
        </draw:frame>
        <draw:frame draw:style-name="gr11" draw:text-style-name="P24" draw:layer="layout" svg:width="2.503cm" svg:height="2.385cm" draw:transform="rotate (-3.13391320488102) translate (3.109cm 8.886cm)">
          <draw:text-box>
            <text:p text:style-name="P23"><text:span text:style-name="T7">-</text:span><text:span text:style-name="T7">4</text:span></text:p>
          </draw:text-box>
        </draw:frame>
        <draw:frame draw:style-name="gr11" draw:text-style-name="P22" draw:layer="layout" svg:width="2.497cm" svg:height="2.385cm" draw:transform="rotate (-3.13391320488102) translate (6.306cm 8.894cm)">
          <draw:text-box>
            <text:p text:style-name="P21"><text:span text:style-name="T7">-</text:span><text:span text:style-name="T7">4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REC</text:span><text:span text:style-name="T3">UL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REC</text:span><text:span text:style-name="T3">ULE</text:span><text:span text:style-name="T3">R</text:span></text:p>
          </draw:text-box>
        </draw:frame>
        <draw:custom-shape draw:style-name="gr12" draw:text-style-name="P1" draw:layer="layout" svg:width="0.6cm" svg:height="0.6cm" svg:x="2.484cm" svg:y="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3.884cm" svg:y="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9" draw:layer="layout" svg:width="1.5cm" svg:height="1.5cm" svg:x="0.6cm" svg:y="0.6cm">
          <draw:text-box>
            <text:p text:style-name="P2"><text:span text:style-name="T7">5</text:span></text:p>
          </draw:text-box>
        </draw:frame>
        <draw:frame draw:style-name="gr3" draw:text-style-name="P20" draw:layer="layout" svg:width="1.5cm" svg:height="1.5cm" svg:x="4.8cm" svg:y="0.6cm">
          <draw:text-box>
            <text:p text:style-name="P7"><text:span text:style-name="T7">5</text:span></text:p>
          </draw:text-box>
        </draw:frame>
        <draw:frame draw:style-name="gr3" draw:text-style-name="P20" draw:layer="layout" svg:width="1.5cm" svg:height="1.5cm" draw:transform="rotate (-3.13391320488102) translate (2.106cm 8.894cm)">
          <draw:text-box>
            <text:p text:style-name="P7"><text:span text:style-name="T7">5</text:span></text:p>
          </draw:text-box>
        </draw:frame>
        <draw:frame draw:style-name="gr3" draw:text-style-name="P19" draw:layer="layout" svg:width="1.5cm" svg:height="1.5cm" draw:transform="rotate (-3.13391320488102) translate (6.306cm 8.894cm)">
          <draw:text-box>
            <text:p text:style-name="P2"><text:span text:style-name="T7">5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9" draw:layer="layout" svg:width="1.5cm" svg:height="1.5cm" svg:x="0.6cm" svg:y="0.6cm">
          <draw:text-box>
            <text:p text:style-name="P2"><text:span text:style-name="T7">6</text:span></text:p>
          </draw:text-box>
        </draw:frame>
        <draw:frame draw:style-name="gr3" draw:text-style-name="P20" draw:layer="layout" svg:width="1.5cm" svg:height="1.5cm" svg:x="4.8cm" svg:y="0.6cm">
          <draw:text-box>
            <text:p text:style-name="P7"><text:span text:style-name="T7">6</text:span></text:p>
          </draw:text-box>
        </draw:frame>
        <draw:frame draw:style-name="gr3" draw:text-style-name="P20" draw:layer="layout" svg:width="1.5cm" svg:height="1.5cm" draw:transform="rotate (-3.13391320488102) translate (2.106cm 8.894cm)">
          <draw:text-box>
            <text:p text:style-name="P7"><text:span text:style-name="T7">6</text:span></text:p>
          </draw:text-box>
        </draw:frame>
        <draw:frame draw:style-name="gr3" draw:text-style-name="P19" draw:layer="layout" svg:width="1.5cm" svg:height="1.5cm" draw:transform="rotate (-3.13391320488102) translate (6.306cm 8.894cm)">
          <draw:text-box>
            <text:p text:style-name="P2"><text:span text:style-name="T7">6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3" draw:text-style-name="P19" draw:layer="layout" svg:width="2.4cm" svg:height="3.452cm" svg:x="0.6cm" svg:y="0.6cm">
          <draw:text-box>
            <text:p text:style-name="P2"><text:span text:style-name="T7">7</text:span><text:span text:style-name="T8">x</text:span><text:span text:style-name="T9">1</text:span></text:p>
          </draw:text-box>
        </draw:frame>
        <draw:frame draw:style-name="gr14" draw:text-style-name="P20" draw:layer="layout" svg:width="2.3cm" svg:height="2.139cm" svg:x="4cm" svg:y="0.6cm">
          <draw:text-box>
            <text:p text:style-name="P7"><text:span text:style-name="T7">7</text:span><text:span text:style-name="T8">x</text:span><text:span text:style-name="T9">1</text:span></text:p>
          </draw:text-box>
        </draw:frame>
        <draw:frame draw:style-name="gr14" draw:text-style-name="P20" draw:layer="layout" svg:width="3.202cm" svg:height="2.139cm" draw:transform="rotate (-3.13391320488102) translate (3.808cm 8.881cm)">
          <draw:text-box>
            <text:p text:style-name="P7"><text:span text:style-name="T7">7</text:span><text:span text:style-name="T8">x</text:span><text:span text:style-name="T9">1</text:span></text:p>
          </draw:text-box>
        </draw:frame>
        <draw:frame draw:style-name="gr14" draw:text-style-name="P19" draw:layer="layout" svg:width="2.398cm" svg:height="2.139cm" draw:transform="rotate (-3.13391320488102) translate (6.306cm 8.894cm)">
          <draw:text-box>
            <text:p text:style-name="P2"><text:span text:style-name="T7">7</text:span><text:span text:style-name="T8">x</text:span><text:span text:style-name="T9">1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20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9" draw:layer="layout" svg:width="1.5cm" svg:height="1.5cm" svg:x="0.6cm" svg:y="0.6cm">
          <draw:text-box>
            <text:p text:style-name="P2"><text:span text:style-name="T7">8</text:span></text:p>
          </draw:text-box>
        </draw:frame>
        <draw:frame draw:style-name="gr3" draw:text-style-name="P20" draw:layer="layout" svg:width="1.5cm" svg:height="1.5cm" svg:x="4.8cm" svg:y="0.6cm">
          <draw:text-box>
            <text:p text:style-name="P7"><text:span text:style-name="T7">8</text:span></text:p>
          </draw:text-box>
        </draw:frame>
        <draw:frame draw:style-name="gr3" draw:text-style-name="P20" draw:layer="layout" svg:width="1.5cm" svg:height="1.5cm" draw:transform="rotate (-3.13391320488102) translate (2.106cm 8.894cm)">
          <draw:text-box>
            <text:p text:style-name="P7"><text:span text:style-name="T7">8</text:span></text:p>
          </draw:text-box>
        </draw:frame>
        <draw:frame draw:style-name="gr3" draw:text-style-name="P19" draw:layer="layout" svg:width="1.5cm" svg:height="1.5cm" draw:transform="rotate (-3.13391320488102) translate (6.306cm 8.894cm)">
          <draw:text-box>
            <text:p text:style-name="P2"><text:span text:style-name="T7">8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9" draw:layer="layout" svg:width="1.5cm" svg:height="1.5cm" svg:x="0.6cm" svg:y="0.6cm">
          <draw:text-box>
            <text:p text:style-name="P2"><text:span text:style-name="T7">9</text:span></text:p>
          </draw:text-box>
        </draw:frame>
        <draw:frame draw:style-name="gr3" draw:text-style-name="P20" draw:layer="layout" svg:width="1.5cm" svg:height="1.5cm" svg:x="4.8cm" svg:y="0.6cm">
          <draw:text-box>
            <text:p text:style-name="P7"><text:span text:style-name="T7">9</text:span></text:p>
          </draw:text-box>
        </draw:frame>
        <draw:frame draw:style-name="gr3" draw:text-style-name="P20" draw:layer="layout" svg:width="1.5cm" svg:height="1.5cm" draw:transform="rotate (-3.13391320488102) translate (2.106cm 8.894cm)">
          <draw:text-box>
            <text:p text:style-name="P7"><text:span text:style-name="T7">9</text:span></text:p>
          </draw:text-box>
        </draw:frame>
        <draw:frame draw:style-name="gr3" draw:text-style-name="P19" draw:layer="layout" svg:width="1.5cm" svg:height="1.5cm" draw:transform="rotate (-3.13391320488102) translate (6.306cm 8.894cm)">
          <draw:text-box>
            <text:p text:style-name="P2"><text:span text:style-name="T7">9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19" draw:layer="layout" svg:width="1.9cm" svg:height="2.385cm" svg:x="0.6cm" svg:y="0.6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20" draw:layer="layout" svg:width="2cm" svg:height="2.385cm" svg:x="4.3cm" svg:y="0.6cm">
          <draw:text-box>
            <text:p text:style-name="P7"><text:span text:style-name="T7">1</text:span><text:span text:style-name="T7">0</text:span></text:p>
          </draw:text-box>
        </draw:frame>
        <draw:frame draw:style-name="gr11" draw:text-style-name="P20" draw:layer="layout" svg:width="2.102cm" svg:height="2.385cm" draw:transform="rotate (-3.13391320488102) translate (2.708cm 8.889cm)">
          <draw:text-box>
            <text:p text:style-name="P7"><text:span text:style-name="T7">1</text:span><text:span text:style-name="T7">0</text:span></text:p>
          </draw:text-box>
        </draw:frame>
        <draw:frame draw:style-name="gr11" draw:text-style-name="P19" draw:layer="layout" svg:width="2.297cm" svg:height="2.385cm" draw:transform="rotate (-3.13391320488102) translate (6.306cm 8.894cm)">
          <draw:text-box>
            <text:p text:style-name="P2"><text:span text:style-name="T7">1</text:span><text:span text:style-name="T7">0</text:span></text:p>
          </draw:text-box>
        </draw:frame>
        <draw:frame draw:style-name="gr3" draw:text-style-name="P10" draw:layer="layout" svg:width="5.7cm" svg:height="1.5cm" svg:x="0.6cm" svg:y="1.4cm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19" draw:text-style-name="P10" draw:layer="layout" svg:width="5.697cm" svg:height="1.51cm" draw:transform="rotate (3.13146974392823) translate (6.288cm 8.134cm)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5" draw:text-style-name="P12" draw:layer="layout" svg:width="1.2cm" svg:height="0.963cm" svg:x="2.88cm" svg:y="1.8cm">
          <draw:text-box>
            <text:p text:style-name="P11"><text:span text:style-name="T4">OU</text:span></text:p>
          </draw:text-box>
        </draw:frame>
        <draw:frame draw:style-name="gr6" draw:text-style-name="P12" draw:layer="layout" svg:width="1.192cm" svg:height="0.966cm" draw:transform="rotate (3.13408773780622) translate (4.062cm 7.725cm)">
          <draw:text-box>
            <text:p text:style-name="P11"><text:span text:style-name="T4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3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5.7cm" svg:height="1.5cm" svg:x="0.6cm" svg:y="2.1cm">
          <draw:text-box>
            <text:p text:style-name="P11"><text:span text:style-name="T3">PER</text:span><text:span text:style-name="T3">MUT</text:span><text:span text:style-name="T3">ER</text:span></text:p>
          </draw:text-box>
        </draw:frame>
        <draw:frame draw:style-name="gr3" draw:text-style-name="P14" draw:layer="layout" svg:width="5.7cm" svg:height="1.5cm" draw:transform="rotate (3.12972441467623) translate (6.291cm 7.434cm)">
          <draw:text-box>
            <text:p text:style-name="P11"><text:span text:style-name="T3">PER</text:span><text:span text:style-name="T3">MUT</text:span><text:span text:style-name="T3">E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0" draw:text-style-name="P25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25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5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5" draw:layer="layout" svg:width="0.628cm" svg:height="0.638cm" draw:transform="rotate (0.0176278254451427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5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5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2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19" draw:layer="layout" svg:width="2.2cm" svg:height="2.385cm" svg:x="0.6cm" svg:y="0.6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20" draw:layer="layout" svg:width="2cm" svg:height="2.385cm" svg:x="4.3cm" svg:y="0.6cm">
          <draw:text-box>
            <text:p text:style-name="P7"><text:span text:style-name="T7">1</text:span><text:span text:style-name="T7">2</text:span></text:p>
          </draw:text-box>
        </draw:frame>
        <draw:frame draw:style-name="gr11" draw:text-style-name="P20" draw:layer="layout" svg:width="2.102cm" svg:height="2.385cm" draw:transform="rotate (-3.13391320488102) translate (2.708cm 8.889cm)">
          <draw:text-box>
            <text:p text:style-name="P7"><text:span text:style-name="T7">1</text:span><text:span text:style-name="T7">2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11" draw:text-style-name="P19" draw:layer="layout" svg:width="2.097cm" svg:height="2.385cm" draw:transform="rotate (-3.13391320488102) translate (6.306cm 8.895cm)">
          <draw:text-box>
            <text:p text:style-name="P2"><text:span text:style-name="T7">1</text:span><text:span text:style-name="T7">2</text:span></text:p>
          </draw:text-box>
        </draw:fram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9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9cm" svg:y="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9cm" svg:y="5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9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2" draw:text-style-name="P26" draw:layer="layout" svg:width="1.5cm" svg:height="1.5cm" svg:x="0.6cm" svg:y="0.6cm">
          <draw:text-box>
            <text:p text:style-name="P2"><text:span text:style-name="T10">1</text:span></text:p>
          </draw:text-box>
        </draw:frame>
        <draw:frame draw:style-name="gr22" draw:text-style-name="P27" draw:layer="layout" svg:width="1.5cm" svg:height="1.5cm" svg:x="4.8cm" svg:y="0.6cm">
          <draw:text-box>
            <text:p text:style-name="P7"><text:span text:style-name="T11">1</text:span></text:p>
          </draw:text-box>
        </draw:frame>
        <draw:frame draw:style-name="gr22" draw:text-style-name="P27" draw:layer="layout" svg:width="1.5cm" svg:height="1.5cm" draw:transform="rotate (-3.13391320488102) translate (2.106cm 8.894cm)">
          <draw:text-box>
            <text:p text:style-name="P7"><text:span text:style-name="T11">1</text:span></text:p>
          </draw:text-box>
        </draw:frame>
        <draw:frame draw:style-name="gr22" draw:text-style-name="P28" draw:layer="layout" svg:width="1.5cm" svg:height="1.5cm" draw:transform="rotate (-3.13391320488102) translate (6.306cm 8.894cm)">
          <draw:text-box>
            <text:p text:style-name="P2"><text:span text:style-name="T11">1</text:span></text:p>
          </draw:text-box>
        </draw:frame>
        <draw:frame draw:style-name="gr3" draw:text-style-name="P10" draw:layer="layout" svg:width="5.7cm" svg:height="1.5cm" svg:x="0.6cm" svg:y="1.4cm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19" draw:text-style-name="P10" draw:layer="layout" svg:width="5.697cm" svg:height="1.51cm" draw:transform="rotate (3.13146974392823) translate (6.288cm 8.134cm)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5" draw:text-style-name="P12" draw:layer="layout" svg:width="1.2cm" svg:height="0.963cm" svg:x="2.88cm" svg:y="1.8cm">
          <draw:text-box>
            <text:p text:style-name="P11"><text:span text:style-name="T4">OU</text:span></text:p>
          </draw:text-box>
        </draw:frame>
        <draw:frame draw:style-name="gr6" draw:text-style-name="P12" draw:layer="layout" svg:width="1.192cm" svg:height="0.966cm" draw:transform="rotate (3.13408773780622) translate (4.062cm 7.725cm)">
          <draw:text-box>
            <text:p text:style-name="P11"><text:span text:style-name="T4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28" draw:layer="layout" svg:width="1.5cm" svg:height="1.5cm" svg:x="0.6cm" svg:y="0.6cm">
          <draw:text-box>
            <text:p text:style-name="P2"><text:span text:style-name="T11">2</text:span></text:p>
          </draw:text-box>
        </draw:frame>
        <draw:frame draw:style-name="gr23" draw:text-style-name="P27" draw:layer="layout" svg:width="1.5cm" svg:height="1.5cm" svg:x="4.8cm" svg:y="0.6cm">
          <draw:text-box>
            <text:p text:style-name="P7"><text:span text:style-name="T11">2</text:span></text:p>
          </draw:text-box>
        </draw:frame>
        <draw:frame draw:style-name="gr23" draw:text-style-name="P27" draw:layer="layout" svg:width="1.5cm" svg:height="1.5cm" draw:transform="rotate (-3.13391320488102) translate (2.106cm 8.894cm)">
          <draw:text-box>
            <text:p text:style-name="P7"><text:span text:style-name="T11">2</text:span></text:p>
          </draw:text-box>
        </draw:frame>
        <draw:frame draw:style-name="gr23" draw:text-style-name="P28" draw:layer="layout" svg:width="1.5cm" svg:height="1.5cm" draw:transform="rotate (-3.13391320488102) translate (6.306cm 8.894cm)">
          <draw:text-box>
            <text:p text:style-name="P2"><text:span text:style-name="T11">2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7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28" draw:layer="layout" svg:width="1.5cm" svg:height="1.5cm" svg:x="0.6cm" svg:y="0.6cm">
          <draw:text-box>
            <text:p text:style-name="P2"><text:span text:style-name="T11">3</text:span></text:p>
          </draw:text-box>
        </draw:frame>
        <draw:frame draw:style-name="gr23" draw:text-style-name="P27" draw:layer="layout" svg:width="1.5cm" svg:height="1.5cm" svg:x="4.8cm" svg:y="0.6cm">
          <draw:text-box>
            <text:p text:style-name="P7"><text:span text:style-name="T11">3</text:span></text:p>
          </draw:text-box>
        </draw:frame>
        <draw:frame draw:style-name="gr23" draw:text-style-name="P27" draw:layer="layout" svg:width="1.5cm" svg:height="1.5cm" draw:transform="rotate (-3.13391320488102) translate (2.106cm 8.894cm)">
          <draw:text-box>
            <text:p text:style-name="P7"><text:span text:style-name="T11">3</text:span></text:p>
          </draw:text-box>
        </draw:frame>
        <draw:frame draw:style-name="gr23" draw:text-style-name="P28" draw:layer="layout" svg:width="1.5cm" svg:height="1.5cm" draw:transform="rotate (-3.13391320488102) translate (6.306cm 8.894cm)">
          <draw:text-box>
            <text:p text:style-name="P2"><text:span text:style-name="T11">3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28" draw:layer="layout" svg:width="2cm" svg:height="2.385cm" svg:x="0.6cm" svg:y="0.6cm">
          <draw:text-box>
            <text:p text:style-name="P2"><text:span text:style-name="T11">-</text:span><text:span text:style-name="T11">4</text:span></text:p>
          </draw:text-box>
        </draw:frame>
        <draw:frame draw:style-name="gr23" draw:text-style-name="P27" draw:layer="layout" svg:width="2.5cm" svg:height="1.5cm" svg:x="3.8cm" svg:y="0.6cm">
          <draw:text-box>
            <text:p text:style-name="P7"><text:span text:style-name="T11">-</text:span><text:span text:style-name="T11">4</text:span></text:p>
          </draw:text-box>
        </draw:frame>
        <draw:frame draw:style-name="gr24" draw:text-style-name="P27" draw:layer="layout" svg:width="2.503cm" svg:height="2.385cm" draw:transform="rotate (-3.13391320488102) translate (3.109cm 8.886cm)">
          <draw:text-box>
            <text:p text:style-name="P7"><text:span text:style-name="T11">-</text:span><text:span text:style-name="T11">4</text:span></text:p>
          </draw:text-box>
        </draw:frame>
        <draw:frame draw:style-name="gr24" draw:text-style-name="P28" draw:layer="layout" svg:width="2.497cm" svg:height="2.385cm" draw:transform="rotate (-3.13391320488102) translate (6.306cm 8.894cm)">
          <draw:text-box>
            <text:p text:style-name="P2"><text:span text:style-name="T11">-</text:span><text:span text:style-name="T11">4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REC</text:span><text:span text:style-name="T3">UL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REC</text:span><text:span text:style-name="T3">ULE</text:span><text:span text:style-name="T3">R</text:span></text:p>
          </draw:text-box>
        </draw:frame>
        <draw:custom-shape draw:style-name="gr12" draw:text-style-name="P1" draw:layer="layout" svg:width="0.6cm" svg:height="0.6cm" svg:x="2.484cm" svg:y="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3.884cm" svg:y="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9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28" draw:layer="layout" svg:width="1.5cm" svg:height="1.5cm" svg:x="0.6cm" svg:y="0.6cm">
          <draw:text-box>
            <text:p text:style-name="P2"><text:span text:style-name="T11">5</text:span></text:p>
          </draw:text-box>
        </draw:frame>
        <draw:frame draw:style-name="gr23" draw:text-style-name="P27" draw:layer="layout" svg:width="1.5cm" svg:height="1.5cm" svg:x="4.8cm" svg:y="0.6cm">
          <draw:text-box>
            <text:p text:style-name="P7"><text:span text:style-name="T11">5</text:span></text:p>
          </draw:text-box>
        </draw:frame>
        <draw:frame draw:style-name="gr23" draw:text-style-name="P27" draw:layer="layout" svg:width="1.5cm" svg:height="1.5cm" draw:transform="rotate (-3.13391320488102) translate (2.106cm 8.894cm)">
          <draw:text-box>
            <text:p text:style-name="P7"><text:span text:style-name="T11">5</text:span></text:p>
          </draw:text-box>
        </draw:frame>
        <draw:frame draw:style-name="gr23" draw:text-style-name="P28" draw:layer="layout" svg:width="1.5cm" svg:height="1.5cm" draw:transform="rotate (-3.13391320488102) translate (6.306cm 8.894cm)">
          <draw:text-box>
            <text:p text:style-name="P2"><text:span text:style-name="T11">5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0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28" draw:layer="layout" svg:width="1.5cm" svg:height="1.5cm" svg:x="0.6cm" svg:y="0.6cm">
          <draw:text-box>
            <text:p text:style-name="P2"><text:span text:style-name="T11">6</text:span></text:p>
          </draw:text-box>
        </draw:frame>
        <draw:frame draw:style-name="gr23" draw:text-style-name="P27" draw:layer="layout" svg:width="1.5cm" svg:height="1.5cm" svg:x="4.8cm" svg:y="0.6cm">
          <draw:text-box>
            <text:p text:style-name="P7"><text:span text:style-name="T11">6</text:span></text:p>
          </draw:text-box>
        </draw:frame>
        <draw:frame draw:style-name="gr23" draw:text-style-name="P27" draw:layer="layout" svg:width="1.5cm" svg:height="1.5cm" draw:transform="rotate (-3.13391320488102) translate (2.106cm 8.894cm)">
          <draw:text-box>
            <text:p text:style-name="P7"><text:span text:style-name="T11">6</text:span></text:p>
          </draw:text-box>
        </draw:frame>
        <draw:frame draw:style-name="gr23" draw:text-style-name="P28" draw:layer="layout" svg:width="1.5cm" svg:height="1.5cm" draw:transform="rotate (-3.13391320488102) translate (6.306cm 8.894cm)">
          <draw:text-box>
            <text:p text:style-name="P2"><text:span text:style-name="T11">6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1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5" draw:text-style-name="P28" draw:layer="layout" svg:width="2.4cm" svg:height="3.452cm" svg:x="0.6cm" svg:y="0.6cm">
          <draw:text-box>
            <text:p text:style-name="P2"><text:span text:style-name="T11">7</text:span><text:span text:style-name="T12">x</text:span><text:span text:style-name="T13">1</text:span></text:p>
          </draw:text-box>
        </draw:frame>
        <draw:frame draw:style-name="gr26" draw:text-style-name="P27" draw:layer="layout" svg:width="2.3cm" svg:height="2.139cm" svg:x="4cm" svg:y="0.6cm">
          <draw:text-box>
            <text:p text:style-name="P7"><text:span text:style-name="T11">7</text:span><text:span text:style-name="T12">x</text:span><text:span text:style-name="T13">1</text:span></text:p>
          </draw:text-box>
        </draw:frame>
        <draw:frame draw:style-name="gr26" draw:text-style-name="P27" draw:layer="layout" svg:width="3.202cm" svg:height="2.139cm" draw:transform="rotate (-3.13391320488102) translate (3.808cm 8.881cm)">
          <draw:text-box>
            <text:p text:style-name="P7"><text:span text:style-name="T11">7</text:span><text:span text:style-name="T12">x</text:span><text:span text:style-name="T13">1</text:span></text:p>
          </draw:text-box>
        </draw:frame>
        <draw:frame draw:style-name="gr26" draw:text-style-name="P28" draw:layer="layout" svg:width="2.398cm" svg:height="2.139cm" draw:transform="rotate (-3.13391320488102) translate (6.306cm 8.894cm)">
          <draw:text-box>
            <text:p text:style-name="P2"><text:span text:style-name="T11">7</text:span><text:span text:style-name="T12">x</text:span><text:span text:style-name="T13">1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3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28" draw:layer="layout" svg:width="1.5cm" svg:height="1.5cm" svg:x="0.6cm" svg:y="0.6cm">
          <draw:text-box>
            <text:p text:style-name="P2"><text:span text:style-name="T11">8</text:span></text:p>
          </draw:text-box>
        </draw:frame>
        <draw:frame draw:style-name="gr23" draw:text-style-name="P27" draw:layer="layout" svg:width="1.5cm" svg:height="1.5cm" svg:x="4.8cm" svg:y="0.6cm">
          <draw:text-box>
            <text:p text:style-name="P7"><text:span text:style-name="T11">8</text:span></text:p>
          </draw:text-box>
        </draw:frame>
        <draw:frame draw:style-name="gr23" draw:text-style-name="P27" draw:layer="layout" svg:width="1.5cm" svg:height="1.5cm" draw:transform="rotate (-3.13391320488102) translate (2.106cm 8.894cm)">
          <draw:text-box>
            <text:p text:style-name="P7"><text:span text:style-name="T11">8</text:span></text:p>
          </draw:text-box>
        </draw:frame>
        <draw:frame draw:style-name="gr23" draw:text-style-name="P28" draw:layer="layout" svg:width="1.5cm" svg:height="1.5cm" draw:transform="rotate (-3.13391320488102) translate (6.306cm 8.894cm)">
          <draw:text-box>
            <text:p text:style-name="P2"><text:span text:style-name="T11">8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3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28" draw:layer="layout" svg:width="1.5cm" svg:height="1.5cm" svg:x="0.6cm" svg:y="0.6cm">
          <draw:text-box>
            <text:p text:style-name="P2"><text:span text:style-name="T11">9</text:span></text:p>
          </draw:text-box>
        </draw:frame>
        <draw:frame draw:style-name="gr23" draw:text-style-name="P27" draw:layer="layout" svg:width="1.5cm" svg:height="1.5cm" svg:x="4.8cm" svg:y="0.6cm">
          <draw:text-box>
            <text:p text:style-name="P7"><text:span text:style-name="T11">9</text:span></text:p>
          </draw:text-box>
        </draw:frame>
        <draw:frame draw:style-name="gr23" draw:text-style-name="P27" draw:layer="layout" svg:width="1.5cm" svg:height="1.5cm" draw:transform="rotate (-3.13391320488102) translate (2.106cm 8.894cm)">
          <draw:text-box>
            <text:p text:style-name="P7"><text:span text:style-name="T11">9</text:span></text:p>
          </draw:text-box>
        </draw:frame>
        <draw:frame draw:style-name="gr23" draw:text-style-name="P28" draw:layer="layout" svg:width="1.5cm" svg:height="1.5cm" draw:transform="rotate (-3.13391320488102) translate (6.306cm 8.894cm)">
          <draw:text-box>
            <text:p text:style-name="P2"><text:span text:style-name="T11">9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28" draw:layer="layout" svg:width="1.9cm" svg:height="2.385cm" svg:x="0.6cm" svg:y="0.6cm">
          <draw:text-box>
            <text:p text:style-name="P2"><text:span text:style-name="T11">1</text:span><text:span text:style-name="T11">0</text:span></text:p>
          </draw:text-box>
        </draw:frame>
        <draw:frame draw:style-name="gr24" draw:text-style-name="P27" draw:layer="layout" svg:width="2cm" svg:height="2.385cm" svg:x="4.3cm" svg:y="0.6cm">
          <draw:text-box>
            <text:p text:style-name="P7"><text:span text:style-name="T11">1</text:span><text:span text:style-name="T11">0</text:span></text:p>
          </draw:text-box>
        </draw:frame>
        <draw:frame draw:style-name="gr24" draw:text-style-name="P27" draw:layer="layout" svg:width="2.102cm" svg:height="2.385cm" draw:transform="rotate (-3.13391320488102) translate (2.708cm 8.889cm)">
          <draw:text-box>
            <text:p text:style-name="P7"><text:span text:style-name="T11">1</text:span><text:span text:style-name="T11">0</text:span></text:p>
          </draw:text-box>
        </draw:frame>
        <draw:frame draw:style-name="gr24" draw:text-style-name="P28" draw:layer="layout" svg:width="2.297cm" svg:height="2.385cm" draw:transform="rotate (-3.13391320488102) translate (6.306cm 8.894cm)">
          <draw:text-box>
            <text:p text:style-name="P2"><text:span text:style-name="T11">1</text:span><text:span text:style-name="T11">0</text:span></text:p>
          </draw:text-box>
        </draw:frame>
        <draw:frame draw:style-name="gr3" draw:text-style-name="P10" draw:layer="layout" svg:width="5.7cm" svg:height="1.5cm" svg:x="0.6cm" svg:y="1.4cm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19" draw:text-style-name="P10" draw:layer="layout" svg:width="5.697cm" svg:height="1.51cm" draw:transform="rotate (3.13146974392823) translate (6.288cm 8.134cm)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5" draw:text-style-name="P12" draw:layer="layout" svg:width="1.2cm" svg:height="0.963cm" svg:x="2.88cm" svg:y="1.8cm">
          <draw:text-box>
            <text:p text:style-name="P11"><text:span text:style-name="T4">OU</text:span></text:p>
          </draw:text-box>
        </draw:frame>
        <draw:frame draw:style-name="gr6" draw:text-style-name="P12" draw:layer="layout" svg:width="1.192cm" svg:height="0.966cm" draw:transform="rotate (3.13408773780622) translate (4.062cm 7.725cm)">
          <draw:text-box>
            <text:p text:style-name="P11"><text:span text:style-name="T4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5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5.7cm" svg:height="1.5cm" svg:x="0.6cm" svg:y="2.1cm">
          <draw:text-box>
            <text:p text:style-name="P11"><text:span text:style-name="T3">PER</text:span><text:span text:style-name="T3">MUT</text:span><text:span text:style-name="T3">ER</text:span></text:p>
          </draw:text-box>
        </draw:frame>
        <draw:frame draw:style-name="gr3" draw:text-style-name="P14" draw:layer="layout" svg:width="5.7cm" svg:height="1.5cm" draw:transform="rotate (3.12972441467623) translate (6.291cm 7.434cm)">
          <draw:text-box>
            <text:p text:style-name="P11"><text:span text:style-name="T3">PER</text:span><text:span text:style-name="T3">MUT</text:span><text:span text:style-name="T3">E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7" draw:text-style-name="P29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29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9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9" draw:layer="layout" svg:width="0.628cm" svg:height="0.638cm" draw:transform="rotate (0.0176278254451427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9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9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3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28" draw:layer="layout" svg:width="2.2cm" svg:height="2.385cm" svg:x="0.6cm" svg:y="0.6cm">
          <draw:text-box>
            <text:p text:style-name="P2"><text:span text:style-name="T11">1</text:span><text:span text:style-name="T11">2</text:span></text:p>
          </draw:text-box>
        </draw:frame>
        <draw:frame draw:style-name="gr24" draw:text-style-name="P27" draw:layer="layout" svg:width="2cm" svg:height="2.385cm" svg:x="4.3cm" svg:y="0.6cm">
          <draw:text-box>
            <text:p text:style-name="P7"><text:span text:style-name="T11">1</text:span><text:span text:style-name="T11">2</text:span></text:p>
          </draw:text-box>
        </draw:frame>
        <draw:frame draw:style-name="gr24" draw:text-style-name="P27" draw:layer="layout" svg:width="2.102cm" svg:height="2.385cm" draw:transform="rotate (-3.13391320488102) translate (2.708cm 8.889cm)">
          <draw:text-box>
            <text:p text:style-name="P7"><text:span text:style-name="T11">1</text:span><text:span text:style-name="T11">2</text:span></text:p>
          </draw:text-box>
        </draw:frame>
        <draw:frame draw:style-name="gr24" draw:text-style-name="P28" draw:layer="layout" svg:width="2.097cm" svg:height="2.385cm" draw:transform="rotate (-3.13391320488102) translate (6.306cm 8.894cm)">
          <draw:text-box>
            <text:p text:style-name="P2"><text:span text:style-name="T11">1</text:span><text:span text:style-name="T11">2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9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9cm" svg:y="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9cm" svg:y="5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9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7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0" draw:layer="layout" svg:width="1.5cm" svg:height="1.5cm" svg:x="0.6cm" svg:y="0.6cm">
          <draw:text-box>
            <text:p text:style-name="P2"><text:span text:style-name="T14">1</text:span></text:p>
          </draw:text-box>
        </draw:frame>
        <draw:frame draw:style-name="gr3" draw:text-style-name="P31" draw:layer="layout" svg:width="1.5cm" svg:height="1.5cm" svg:x="4.8cm" svg:y="0.6cm">
          <draw:text-box>
            <text:p text:style-name="P7"><text:span text:style-name="T14">1</text:span></text:p>
          </draw:text-box>
        </draw:frame>
        <draw:frame draw:style-name="gr3" draw:text-style-name="P31" draw:layer="layout" svg:width="1.5cm" svg:height="1.5cm" draw:transform="rotate (-3.13391320488102) translate (2.106cm 8.894cm)">
          <draw:text-box>
            <text:p text:style-name="P7"><text:span text:style-name="T14">1</text:span></text:p>
          </draw:text-box>
        </draw:frame>
        <draw:frame draw:style-name="gr3" draw:text-style-name="P30" draw:layer="layout" svg:width="1.5cm" svg:height="1.5cm" draw:transform="rotate (-3.13391320488102) translate (6.306cm 8.894cm)">
          <draw:text-box>
            <text:p text:style-name="P2"><text:span text:style-name="T14">1</text:span></text:p>
          </draw:text-box>
        </draw:frame>
        <draw:frame draw:style-name="gr3" draw:text-style-name="P10" draw:layer="layout" svg:width="5.7cm" svg:height="1.5cm" svg:x="0.6cm" svg:y="1.4cm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19" draw:text-style-name="P10" draw:layer="layout" svg:width="5.697cm" svg:height="1.51cm" draw:transform="rotate (3.13146974392823) translate (6.288cm 8.134cm)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5" draw:text-style-name="P12" draw:layer="layout" svg:width="1.2cm" svg:height="0.963cm" svg:x="2.88cm" svg:y="1.8cm">
          <draw:text-box>
            <text:p text:style-name="P11"><text:span text:style-name="T4">OU</text:span></text:p>
          </draw:text-box>
        </draw:frame>
        <draw:frame draw:style-name="gr6" draw:text-style-name="P12" draw:layer="layout" svg:width="1.192cm" svg:height="0.966cm" draw:transform="rotate (3.13408773780622) translate (4.062cm 7.725cm)">
          <draw:text-box>
            <text:p text:style-name="P11"><text:span text:style-name="T4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0" draw:layer="layout" svg:width="1.5cm" svg:height="1.5cm" svg:x="0.6cm" svg:y="0.6cm">
          <draw:text-box>
            <text:p text:style-name="P2"><text:span text:style-name="T14">2</text:span></text:p>
          </draw:text-box>
        </draw:frame>
        <draw:frame draw:style-name="gr3" draw:text-style-name="P31" draw:layer="layout" svg:width="1.5cm" svg:height="1.5cm" svg:x="4.8cm" svg:y="0.6cm">
          <draw:text-box>
            <text:p text:style-name="P7"><text:span text:style-name="T14">2</text:span></text:p>
          </draw:text-box>
        </draw:frame>
        <draw:frame draw:style-name="gr3" draw:text-style-name="P31" draw:layer="layout" svg:width="1.5cm" svg:height="1.5cm" draw:transform="rotate (-3.13391320488102) translate (2.106cm 8.894cm)">
          <draw:text-box>
            <text:p text:style-name="P7"><text:span text:style-name="T14">2</text:span></text:p>
          </draw:text-box>
        </draw:frame>
        <draw:frame draw:style-name="gr3" draw:text-style-name="P30" draw:layer="layout" svg:width="1.5cm" svg:height="1.5cm" draw:transform="rotate (-3.13391320488102) translate (6.306cm 8.894cm)">
          <draw:text-box>
            <text:p text:style-name="P2"><text:span text:style-name="T14">2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9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0" draw:layer="layout" svg:width="1.5cm" svg:height="1.5cm" svg:x="0.6cm" svg:y="0.6cm">
          <draw:text-box>
            <text:p text:style-name="P2"><text:span text:style-name="T14">3</text:span></text:p>
          </draw:text-box>
        </draw:frame>
        <draw:frame draw:style-name="gr3" draw:text-style-name="P31" draw:layer="layout" svg:width="1.5cm" svg:height="1.5cm" svg:x="4.8cm" svg:y="0.6cm">
          <draw:text-box>
            <text:p text:style-name="P7"><text:span text:style-name="T14">3</text:span></text:p>
          </draw:text-box>
        </draw:frame>
        <draw:frame draw:style-name="gr3" draw:text-style-name="P31" draw:layer="layout" svg:width="1.5cm" svg:height="1.5cm" draw:transform="rotate (-3.13391320488102) translate (2.106cm 8.894cm)">
          <draw:text-box>
            <text:p text:style-name="P7"><text:span text:style-name="T14">3</text:span></text:p>
          </draw:text-box>
        </draw:frame>
        <draw:frame draw:style-name="gr3" draw:text-style-name="P30" draw:layer="layout" svg:width="1.5cm" svg:height="1.5cm" draw:transform="rotate (-3.13391320488102) translate (6.306cm 8.894cm)">
          <draw:text-box>
            <text:p text:style-name="P2"><text:span text:style-name="T14">3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0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0" draw:layer="layout" svg:width="2cm" svg:height="2.385cm" svg:x="0.6cm" svg:y="0.6cm">
          <draw:text-box>
            <text:p text:style-name="P2"><text:span text:style-name="T14">-</text:span><text:span text:style-name="T14">4</text:span></text:p>
          </draw:text-box>
        </draw:frame>
        <draw:frame draw:style-name="gr3" draw:text-style-name="P31" draw:layer="layout" svg:width="2.5cm" svg:height="1.5cm" svg:x="3.8cm" svg:y="0.6cm">
          <draw:text-box>
            <text:p text:style-name="P7"><text:span text:style-name="T14">-</text:span><text:span text:style-name="T14">4</text:span></text:p>
          </draw:text-box>
        </draw:frame>
        <draw:frame draw:style-name="gr11" draw:text-style-name="P31" draw:layer="layout" svg:width="2.503cm" svg:height="2.385cm" draw:transform="rotate (-3.13391320488102) translate (3.109cm 8.886cm)">
          <draw:text-box>
            <text:p text:style-name="P7"><text:span text:style-name="T14">-</text:span><text:span text:style-name="T14">4</text:span></text:p>
          </draw:text-box>
        </draw:frame>
        <draw:frame draw:style-name="gr11" draw:text-style-name="P30" draw:layer="layout" svg:width="2.497cm" svg:height="2.385cm" draw:transform="rotate (-3.13391320488102) translate (6.306cm 8.894cm)">
          <draw:text-box>
            <text:p text:style-name="P2"><text:span text:style-name="T14">-</text:span><text:span text:style-name="T14">4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REC</text:span><text:span text:style-name="T3">UL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REC</text:span><text:span text:style-name="T3">ULE</text:span><text:span text:style-name="T3">R</text:span></text:p>
          </draw:text-box>
        </draw:frame>
        <draw:custom-shape draw:style-name="gr12" draw:text-style-name="P1" draw:layer="layout" svg:width="0.6cm" svg:height="0.6cm" svg:x="2.484cm" svg:y="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3.884cm" svg:y="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1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0" draw:layer="layout" svg:width="1.5cm" svg:height="1.5cm" svg:x="0.6cm" svg:y="0.6cm">
          <draw:text-box>
            <text:p text:style-name="P2"><text:span text:style-name="T14">5</text:span></text:p>
          </draw:text-box>
        </draw:frame>
        <draw:frame draw:style-name="gr3" draw:text-style-name="P31" draw:layer="layout" svg:width="1.5cm" svg:height="1.5cm" svg:x="4.8cm" svg:y="0.6cm">
          <draw:text-box>
            <text:p text:style-name="P7"><text:span text:style-name="T14">5</text:span></text:p>
          </draw:text-box>
        </draw:frame>
        <draw:frame draw:style-name="gr3" draw:text-style-name="P31" draw:layer="layout" svg:width="1.5cm" svg:height="1.5cm" draw:transform="rotate (-3.13391320488102) translate (2.106cm 8.894cm)">
          <draw:text-box>
            <text:p text:style-name="P7"><text:span text:style-name="T14">5</text:span></text:p>
          </draw:text-box>
        </draw:frame>
        <draw:frame draw:style-name="gr3" draw:text-style-name="P30" draw:layer="layout" svg:width="1.5cm" svg:height="1.5cm" draw:transform="rotate (-3.13391320488102) translate (6.306cm 8.894cm)">
          <draw:text-box>
            <text:p text:style-name="P2"><text:span text:style-name="T14">5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0" draw:layer="layout" svg:width="1.5cm" svg:height="1.5cm" svg:x="0.6cm" svg:y="0.6cm">
          <draw:text-box>
            <text:p text:style-name="P2"><text:span text:style-name="T14">6</text:span></text:p>
          </draw:text-box>
        </draw:frame>
        <draw:frame draw:style-name="gr3" draw:text-style-name="P31" draw:layer="layout" svg:width="1.5cm" svg:height="1.5cm" svg:x="4.8cm" svg:y="0.6cm">
          <draw:text-box>
            <text:p text:style-name="P7"><text:span text:style-name="T14">6</text:span></text:p>
          </draw:text-box>
        </draw:frame>
        <draw:frame draw:style-name="gr3" draw:text-style-name="P31" draw:layer="layout" svg:width="1.5cm" svg:height="1.5cm" draw:transform="rotate (-3.13391320488102) translate (2.106cm 8.894cm)">
          <draw:text-box>
            <text:p text:style-name="P7"><text:span text:style-name="T14">6</text:span></text:p>
          </draw:text-box>
        </draw:frame>
        <draw:frame draw:style-name="gr3" draw:text-style-name="P30" draw:layer="layout" svg:width="1.5cm" svg:height="1.5cm" draw:transform="rotate (-3.13391320488102) translate (6.306cm 8.894cm)">
          <draw:text-box>
            <text:p text:style-name="P2"><text:span text:style-name="T14">6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3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3" draw:text-style-name="P30" draw:layer="layout" svg:width="2.4cm" svg:height="3.452cm" svg:x="0.6cm" svg:y="0.6cm">
          <draw:text-box>
            <text:p text:style-name="P2"><text:span text:style-name="T14">7</text:span><text:span text:style-name="T15">x</text:span><text:span text:style-name="T16">1</text:span></text:p>
          </draw:text-box>
        </draw:frame>
        <draw:frame draw:style-name="gr14" draw:text-style-name="P31" draw:layer="layout" svg:width="2.3cm" svg:height="2.139cm" svg:x="4cm" svg:y="0.6cm">
          <draw:text-box>
            <text:p text:style-name="P7"><text:span text:style-name="T14">7</text:span><text:span text:style-name="T15">x</text:span><text:span text:style-name="T16">1</text:span></text:p>
          </draw:text-box>
        </draw:frame>
        <draw:frame draw:style-name="gr14" draw:text-style-name="P31" draw:layer="layout" svg:width="3.202cm" svg:height="2.139cm" draw:transform="rotate (-3.13391320488102) translate (3.808cm 8.881cm)">
          <draw:text-box>
            <text:p text:style-name="P7"><text:span text:style-name="T14">7</text:span><text:span text:style-name="T15">x</text:span><text:span text:style-name="T16">1</text:span></text:p>
          </draw:text-box>
        </draw:frame>
        <draw:frame draw:style-name="gr14" draw:text-style-name="P30" draw:layer="layout" svg:width="2.398cm" svg:height="2.139cm" draw:transform="rotate (-3.13391320488102) translate (6.306cm 8.894cm)">
          <draw:text-box>
            <text:p text:style-name="P2"><text:span text:style-name="T14">7</text:span><text:span text:style-name="T15">x</text:span><text:span text:style-name="T16">1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44" draw:style-name="dp1" draw:master-page-name="Standard">
        <draw:g>
          <draw:custom-shape draw:style-name="gr29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0" draw:layer="layout" svg:width="1.5cm" svg:height="1.5cm" svg:x="0.6cm" svg:y="0.6cm">
          <draw:text-box>
            <text:p text:style-name="P32"><text:span text:style-name="T14">8</text:span></text:p>
          </draw:text-box>
        </draw:frame>
        <draw:frame draw:style-name="gr3" draw:text-style-name="P31" draw:layer="layout" svg:width="1.5cm" svg:height="1.5cm" svg:x="4.8cm" svg:y="0.6cm">
          <draw:text-box>
            <text:p text:style-name="P33"><text:span text:style-name="T14">8</text:span></text:p>
          </draw:text-box>
        </draw:frame>
        <draw:frame draw:style-name="gr3" draw:text-style-name="P31" draw:layer="layout" svg:width="1.5cm" svg:height="1.5cm" draw:transform="rotate (-3.13391320488102) translate (2.106cm 8.894cm)">
          <draw:text-box>
            <text:p text:style-name="P33"><text:span text:style-name="T14">8</text:span></text:p>
          </draw:text-box>
        </draw:frame>
        <draw:frame draw:style-name="gr3" draw:text-style-name="P30" draw:layer="layout" svg:width="1.5cm" svg:height="1.5cm" draw:transform="rotate (-3.13391320488102) translate (6.306cm 8.894cm)">
          <draw:text-box>
            <text:p text:style-name="P32"><text:span text:style-name="T14">8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34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34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0" draw:layer="layout" svg:width="1.5cm" svg:height="1.5cm" svg:x="0.6cm" svg:y="0.6cm">
          <draw:text-box>
            <text:p text:style-name="P2"><text:span text:style-name="T14">9</text:span></text:p>
          </draw:text-box>
        </draw:frame>
        <draw:frame draw:style-name="gr3" draw:text-style-name="P31" draw:layer="layout" svg:width="1.5cm" svg:height="1.5cm" svg:x="4.8cm" svg:y="0.6cm">
          <draw:text-box>
            <text:p text:style-name="P7"><text:span text:style-name="T14">9</text:span></text:p>
          </draw:text-box>
        </draw:frame>
        <draw:frame draw:style-name="gr3" draw:text-style-name="P31" draw:layer="layout" svg:width="1.5cm" svg:height="1.5cm" draw:transform="rotate (-3.13391320488102) translate (2.106cm 8.894cm)">
          <draw:text-box>
            <text:p text:style-name="P7"><text:span text:style-name="T14">9</text:span></text:p>
          </draw:text-box>
        </draw:frame>
        <draw:frame draw:style-name="gr3" draw:text-style-name="P30" draw:layer="layout" svg:width="1.5cm" svg:height="1.5cm" draw:transform="rotate (-3.13391320488102) translate (6.306cm 8.894cm)">
          <draw:text-box>
            <text:p text:style-name="P2"><text:span text:style-name="T14">9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</text:span><text:span text:style-name="T3">NCE</text:span><text:span text:style-name="T3">R</text:span></text:p>
          </draw:text-box>
        </draw:frame>
        <draw:custom-shape draw:style-name="gr4" draw:text-style-name="P4" draw:layer="layout" svg:width="0.6cm" svg:height="0.6cm" svg:x="3.18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0" draw:layer="layout" svg:width="1.9cm" svg:height="2.385cm" svg:x="0.6cm" svg:y="0.6cm">
          <draw:text-box>
            <text:p text:style-name="P2"><text:span text:style-name="T14">1</text:span><text:span text:style-name="T14">0</text:span></text:p>
          </draw:text-box>
        </draw:frame>
        <draw:frame draw:style-name="gr11" draw:text-style-name="P31" draw:layer="layout" svg:width="2cm" svg:height="2.385cm" svg:x="4.3cm" svg:y="0.6cm">
          <draw:text-box>
            <text:p text:style-name="P7"><text:span text:style-name="T14">1</text:span><text:span text:style-name="T14">0</text:span></text:p>
          </draw:text-box>
        </draw:frame>
        <draw:frame draw:style-name="gr11" draw:text-style-name="P31" draw:layer="layout" svg:width="2.102cm" svg:height="2.385cm" draw:transform="rotate (-3.13391320488102) translate (2.708cm 8.889cm)">
          <draw:text-box>
            <text:p text:style-name="P7"><text:span text:style-name="T14">1</text:span><text:span text:style-name="T14">0</text:span></text:p>
          </draw:text-box>
        </draw:frame>
        <draw:frame draw:style-name="gr11" draw:text-style-name="P30" draw:layer="layout" svg:width="2.297cm" svg:height="2.385cm" draw:transform="rotate (-3.13391320488102) translate (6.306cm 8.894cm)">
          <draw:text-box>
            <text:p text:style-name="P2"><text:span text:style-name="T14">1</text:span><text:span text:style-name="T14">0</text:span></text:p>
          </draw:text-box>
        </draw:frame>
        <draw:frame draw:style-name="gr3" draw:text-style-name="P10" draw:layer="layout" svg:width="5.7cm" svg:height="1.5cm" svg:x="0.6cm" svg:y="1.4cm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19" draw:text-style-name="P10" draw:layer="layout" svg:width="5.697cm" svg:height="1.51cm" draw:transform="rotate (3.13146974392823) translate (6.288cm 8.134cm)">
          <draw:text-box>
            <text:p text:style-name="P9"><text:span text:style-name="T3">AVA</text:span><text:span text:style-name="T3">NCE</text:span><text:span text:style-name="T3">R</text:span></text:p>
            <text:p text:style-name="P9"><text:span text:style-name="T3">DÉ</text:span><text:span text:style-name="T3">MA</text:span><text:span text:style-name="T3">RRE</text:span><text:span text:style-name="T3">R</text:span></text:p>
          </draw:text-box>
        </draw:frame>
        <draw:frame draw:style-name="gr5" draw:text-style-name="P12" draw:layer="layout" svg:width="1.2cm" svg:height="0.963cm" svg:x="2.88cm" svg:y="1.8cm">
          <draw:text-box>
            <text:p text:style-name="P11"><text:span text:style-name="T4">OU</text:span></text:p>
          </draw:text-box>
        </draw:frame>
        <draw:frame draw:style-name="gr6" draw:text-style-name="P12" draw:layer="layout" svg:width="1.192cm" svg:height="0.966cm" draw:transform="rotate (3.13408773780622) translate (4.062cm 7.725cm)">
          <draw:text-box>
            <text:p text:style-name="P11"><text:span text:style-name="T4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6cm" svg:height="0.6cm" svg:x="3.182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7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5.7cm" svg:height="1.5cm" svg:x="0.6cm" svg:y="2.1cm">
          <draw:text-box>
            <text:p text:style-name="P11"><text:span text:style-name="T3">PER</text:span><text:span text:style-name="T3">MUT</text:span><text:span text:style-name="T3">ER</text:span></text:p>
          </draw:text-box>
        </draw:frame>
        <draw:frame draw:style-name="gr3" draw:text-style-name="P14" draw:layer="layout" svg:width="5.7cm" svg:height="1.5cm" draw:transform="rotate (3.12972441467623) translate (6.291cm 7.434cm)">
          <draw:text-box>
            <text:p text:style-name="P11"><text:span text:style-name="T3">PER</text:span><text:span text:style-name="T3">MUT</text:span><text:span text:style-name="T3">E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" draw:text-style-name="P35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5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35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35" draw:layer="layout" svg:width="0.628cm" svg:height="0.638cm" draw:transform="rotate (0.0176278254451427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35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35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4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0" draw:layer="layout" svg:width="2.2cm" svg:height="2.385cm" svg:x="0.6cm" svg:y="0.6cm">
          <draw:text-box>
            <text:p text:style-name="P2"><text:span text:style-name="T14">12</text:span></text:p>
          </draw:text-box>
        </draw:frame>
        <draw:frame draw:style-name="gr11" draw:text-style-name="P31" draw:layer="layout" svg:width="2cm" svg:height="2.385cm" svg:x="4.3cm" svg:y="0.6cm">
          <draw:text-box>
            <text:p text:style-name="P7"><text:span text:style-name="T14">12</text:span></text:p>
          </draw:text-box>
        </draw:frame>
        <draw:frame draw:style-name="gr11" draw:text-style-name="P31" draw:layer="layout" svg:width="2.102cm" svg:height="2.385cm" draw:transform="rotate (-3.13391320488102) translate (2.708cm 8.889cm)">
          <draw:text-box>
            <text:p text:style-name="P7"><text:span text:style-name="T14">1</text:span><text:span text:style-name="T14">2</text:span></text:p>
          </draw:text-box>
        </draw:frame>
        <draw:frame draw:style-name="gr11" draw:text-style-name="P30" draw:layer="layout" svg:width="2.097cm" svg:height="2.385cm" draw:transform="rotate (-3.13391320488102) translate (6.306cm 8.894cm)">
          <draw:text-box>
            <text:p text:style-name="P2"><text:span text:style-name="T14">1</text:span><text:span text:style-name="T14">2</text:span></text:p>
          </draw:text-box>
        </draw:frame>
        <draw:frame draw:style-name="gr3" draw:text-style-name="P14" draw:layer="layout" svg:width="5.7cm" svg:height="1.5cm" svg:x="0.6cm" svg:y="1.8cm">
          <draw:text-box>
            <text:p text:style-name="P11"><text:span text:style-name="T3">AVANCER</text:span></text:p>
          </draw:text-box>
        </draw:frame>
        <draw:frame draw:style-name="gr3" draw:text-style-name="P14" draw:layer="layout" svg:width="5.7cm" svg:height="1.5cm" draw:transform="rotate (3.12972441467623) translate (6.291cm 7.734cm)">
          <draw:text-box>
            <text:p text:style-name="P11"><text:span text:style-name="T3">AVANCER</text:span></text:p>
          </draw:text-box>
        </draw:frame>
        <draw:custom-shape draw:style-name="gr4" draw:text-style-name="P4" draw:layer="layout" svg:width="0.6cm" svg:height="0.6cm" svg:x="2.48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7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486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888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9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89cm" svg:y="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9cm" svg:y="5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3.19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Bitstream Vera Sans Mono" svg:font-family="'Bitstream Vera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uge" style:family="graphic" style:parent-style-name="standard">
      <style:graphic-properties draw:stroke="none" svg:stroke-color="#000000" draw:fill="none" draw:fill-color="#ffffff" fo:min-height="2.135cm" draw:shadow="visible" draw:shadow-offset-x="0.035cm" draw:shadow-offset-y="0cm" draw:shadow-color="#000000"/>
      <style:paragraph-properties fo:text-align="start"/>
      <style:text-properties fo:color="#ff3333" style:font-name="Bitstream Vera Sans Mono2" fo:font-family="'Bitstream Vera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bleu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5cm"/>
      <style:text-properties fo:color="#0000ff" style:font-name="Bitstream Vera Sans Mono2" fo:font-family="'Bitstream Vera Sans Mono'" style:font-family-generic="modern" style:font-pitch="fixed" fo:font-size="22pt" fo:font-weight="bold" style:font-size-asian="22pt" style:font-weight-asian="bold" style:font-size-complex="22pt" style:font-weight-complex="bold" style:font-relief="engraved"/>
    </style:style>
  </office:styles>
  <office:automatic-styles>
    <style:page-layout style:name="PM0">
      <style:page-layout-properties fo:margin-top="0cm" fo:margin-bottom="0cm" fo:margin-left="0cm" fo:margin-right="0cm" fo:page-width="6.96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9:33:32.314264569</meta:creation-date>
    <dc:date>2017-01-17T11:34:20.972958350</dc:date>
    <meta:editing-duration>PT1H51M14S</meta:editing-duration>
    <meta:editing-cycles>102</meta:editing-cycles>
    <meta:generator>LibreOffice/5.1.4.2$Linux_X86_64 LibreOffice_project/10m0$Build-2</meta:generator>
    <meta:document-statistic meta:object-count="1128"/>
  </office:meta>
</office:document-meta>
</file>